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67H16M04.825S" calcext:value-type="time">
            <text:p>267:16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Co-op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8H10M03.958S" calcext:value-type="time">
            <text:p>08:1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08:02:21.4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5T08:48:27.435000000</dc:date>
    <dc:creator>Benjamin Laws</dc:creator>
    <meta:editing-duration>P10DT3H2M59S</meta:editing-duration>
    <meta:editing-cycles>273</meta:editing-cycles>
    <meta:generator>LibreOffice/7.1.8.1$Windows_X86_64 LibreOffice_project/e1f30c802c3269a1d052614453f260e49458c82c</meta:generator>
    <meta:document-statistic meta:table-count="2" meta:cell-count="507" meta:object-count="0"/>
  </office:meta>
</office:document-meta>
</file>